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12B00000522400007420BDA694AE.svg" manifest:media-type=""/>
  <manifest:file-entry manifest:full-path="Pictures/100012A80000522400007420B471940E.svg" manifest:media-type=""/>
  <manifest:file-entry manifest:full-path="Pictures/1000020100000253000003490B6E0BB0.png" manifest:media-type=""/>
  <manifest:file-entry manifest:full-path="Pictures/10000201000000400000005C82D0C2DB.png" manifest:media-type=""/>
  <manifest:file-entry manifest:full-path="Pictures/100002010000025300000349F3DB64F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svg:stroke-width="0.035cm" draw:stroke-linejoin="miter" draw:fill="solid" draw:fill-color="#ffffff" draw:textarea-horizontal-align="center" draw:textarea-vertical-align="middl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06cm" svg:stroke-color="#000080" draw:marker-start-width="0.358cm" draw:marker-end-width="0.358cm" draw:fill="solid" draw:fill-color="#0047ff" draw:textarea-horizontal-align="justify" draw:textarea-vertical-align="middle" draw:auto-grow-height="false" fo:padding-top="0.177cm" fo:padding-bottom="0.177cm" fo:padding-left="0.302cm" fo:padding-right="0.302cm"/>
    </style:style>
    <style:style style:name="gr5" style:family="graphic" style:parent-style-name="standard">
      <style:graphic-properties draw:stroke="solid" svg:stroke-width="0.106cm" svg:stroke-color="#800000" draw:marker-start-width="0.358cm" draw:marker-end-width="0.358cm" draw:fill="solid" draw:fill-color="#ff3333" draw:textarea-horizontal-align="justify" draw:textarea-vertical-align="middle" draw:auto-grow-height="false" fo:padding-top="0.177cm" fo:padding-bottom="0.177cm" fo:padding-left="0.302cm" fo:padding-right="0.302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g>
          <draw:path draw:style-name="gr1" draw:text-style-name="P1" draw:layer="layout" svg:width="1.939cm" svg:height="1.939cm" svg:x="4.125cm" svg:y="3.331cm" svg:viewBox="0 0 1940 1940" svg:d="m1709 0h-1478c-127 0-231 104-231 231v1478c0 127 104 231 231 231h1478c127 0 231-104 231-231v-1478c0-127-104-231-231-231z">
            <text:p/>
          </draw:path>
          <draw:path draw:style-name="gr2" draw:text-style-name="P1" draw:layer="layout" svg:width="0.379cm" svg:height="0.379cm" svg:x="4.905cm" svg:y="4.111cm" svg:viewBox="0 0 380 380" svg:d="m189 380c-105 0-189-86-189-191s84-189 189-189 191 84 191 189-86 191-191 191z">
            <text:p/>
          </draw:path>
        </draw:g>
        <draw:g>
          <draw:path draw:style-name="gr1" draw:text-style-name="P1" draw:layer="layout" svg:width="1.939cm" svg:height="1.939cm" svg:x="6.615cm" svg:y="3.327cm" svg:viewBox="0 0 1940 1940" svg:d="m1709 0h-1478c-127 0-231 104-231 231v1478c0 127 104 231 231 231h1478c127 0 231-104 231-231v-1478c0-127-104-231-231-231z">
            <text:p/>
          </draw:path>
          <draw:path draw:style-name="gr2" draw:text-style-name="P1" draw:layer="layout" svg:width="0.38cm" svg:height="0.38cm" svg:x="6.886cm" svg:y="3.598cm" svg:viewBox="0 0 381 381" svg:d="m190 0c105 0 191 85 191 190s-86 191-191 191-190-86-190-191 85-190 190-190z">
            <text:p/>
          </draw:path>
          <draw:path draw:style-name="gr2" draw:text-style-name="P1" draw:layer="layout" svg:width="0.379cm" svg:height="0.379cm" svg:x="7.903cm" svg:y="4.615cm" svg:viewBox="0 0 380 380" svg:d="m190 380c-105 0-190-86-190-190 0-105 85-190 190-190 104 0 190 85 190 190 0 104-86 190-190 190z">
            <text:p/>
          </draw:path>
        </draw:g>
        <draw:g>
          <draw:path draw:style-name="gr1" draw:text-style-name="P1" draw:layer="layout" svg:width="1.939cm" svg:height="1.939cm" svg:x="9.128cm" svg:y="3.373cm" svg:viewBox="0 0 1940 1940" svg:d="m1709 0h-1478c-127 0-231 104-231 231v1478c0 127 104 231 231 231h1478c127 0 231-104 231-231v-1478c0-127-104-231-231-231z">
            <text:p/>
          </draw:path>
          <draw:path draw:style-name="gr2" draw:text-style-name="P1" draw:layer="layout" svg:width="0.38cm" svg:height="0.38cm" svg:x="9.399cm" svg:y="3.644cm" svg:viewBox="0 0 381 381" svg:d="m190 0c105 0 191 85 191 190s-86 191-191 191-190-86-190-191 85-190 190-190z">
            <text:p/>
          </draw:path>
          <draw:path draw:style-name="gr2" draw:text-style-name="P1" draw:layer="layout" svg:width="0.379cm" svg:height="0.379cm" svg:x="9.908cm" svg:y="4.153cm" svg:viewBox="0 0 380 380" svg:d="m189 380c-105 0-189-86-189-191s84-189 189-189 191 84 191 189-86 191-191 191z">
            <text:p/>
          </draw:path>
          <draw:path draw:style-name="gr2" draw:text-style-name="P1" draw:layer="layout" svg:width="0.379cm" svg:height="0.379cm" svg:x="10.416cm" svg:y="4.661cm" svg:viewBox="0 0 380 380" svg:d="m190 380c-105 0-190-86-190-190 0-105 85-190 190-190 104 0 190 85 190 190 0 104-86 190-190 190z">
            <text:p/>
          </draw:path>
        </draw:g>
        <draw:g>
          <draw:path draw:style-name="gr1" draw:text-style-name="P1" draw:layer="layout" svg:width="1.939cm" svg:height="1.939cm" svg:x="4.229cm" svg:y="6.213cm" svg:viewBox="0 0 1940 1940" svg:d="m1709 0h-1478c-127 0-231 104-231 231v1478c0 127 104 231 231 231h1478c127 0 231-104 231-231v-1478c0-127-104-231-231-231z">
            <text:p/>
          </draw:path>
          <draw:path draw:style-name="gr2" draw:text-style-name="P1" draw:layer="layout" svg:width="0.38cm" svg:height="0.38cm" svg:x="4.5cm" svg:y="6.484cm" svg:viewBox="0 0 381 381" svg:d="m190 0c105 0 191 85 191 190s-86 191-191 191-190-86-190-191 85-190 190-190z">
            <text:p/>
          </draw:path>
          <draw:path draw:style-name="gr2" draw:text-style-name="P1" draw:layer="layout" svg:width="0.38cm" svg:height="0.379cm" svg:x="4.5cm" svg:y="7.501cm" svg:viewBox="0 0 381 380" svg:d="m190 380c-105 0-190-86-190-190 0-105 85-190 190-190s191 85 191 190c0 104-86 190-191 190z">
            <text:p/>
          </draw:path>
          <draw:path draw:style-name="gr2" draw:text-style-name="P1" draw:layer="layout" svg:width="0.379cm" svg:height="0.379cm" svg:x="5.517cm" svg:y="7.501cm" svg:viewBox="0 0 380 380" svg:d="m190 380c-105 0-190-86-190-190 0-105 85-190 190-190 104 0 190 85 190 190 0 104-86 190-190 190z">
            <text:p/>
          </draw:path>
          <draw:path draw:style-name="gr2" draw:text-style-name="P1" draw:layer="layout" svg:width="0.379cm" svg:height="0.38cm" svg:x="5.517cm" svg:y="6.484cm" svg:viewBox="0 0 380 381" svg:d="m190 381c-105 0-190-86-190-191s85-190 190-190c104 0 190 85 190 190s-86 191-190 191z">
            <text:p/>
          </draw:path>
        </draw:g>
        <draw:g>
          <draw:path draw:style-name="gr1" draw:text-style-name="P1" draw:layer="layout" svg:width="1.939cm" svg:height="1.939cm" svg:x="6.715cm" svg:y="6.245cm" svg:viewBox="0 0 1940 1940" svg:d="m1709 0h-1478c-127 0-231 104-231 231v1478c0 127 104 231 231 231h1478c127 0 231-104 231-231v-1478c0-127-104-231-231-231z">
            <text:p/>
          </draw:path>
          <draw:path draw:style-name="gr2" draw:text-style-name="P1" draw:layer="layout" svg:width="0.38cm" svg:height="0.38cm" svg:x="6.986cm" svg:y="6.516cm" svg:viewBox="0 0 381 381" svg:d="m190 0c105 0 191 85 191 190s-86 191-191 191-190-86-190-191 85-190 190-190z">
            <text:p/>
          </draw:path>
          <draw:path draw:style-name="gr2" draw:text-style-name="P1" draw:layer="layout" svg:width="0.38cm" svg:height="0.379cm" svg:x="6.986cm" svg:y="7.533cm" svg:viewBox="0 0 381 380" svg:d="m190 380c-105 0-190-86-190-190 0-105 85-190 190-190s191 85 191 190c0 104-86 190-191 190z">
            <text:p/>
          </draw:path>
          <draw:path draw:style-name="gr2" draw:text-style-name="P1" draw:layer="layout" svg:width="0.379cm" svg:height="0.379cm" svg:x="7.495cm" svg:y="7.025cm" svg:viewBox="0 0 380 380" svg:d="m189 380c-105 0-189-86-189-191s84-189 189-189 191 84 191 189-86 191-191 191z">
            <text:p/>
          </draw:path>
          <draw:path draw:style-name="gr2" draw:text-style-name="P1" draw:layer="layout" svg:width="0.379cm" svg:height="0.379cm" svg:x="8.003cm" svg:y="7.533cm" svg:viewBox="0 0 380 380" svg:d="m190 380c-105 0-190-86-190-190 0-105 85-190 190-190 104 0 190 85 190 190 0 104-86 190-190 190z">
            <text:p/>
          </draw:path>
          <draw:path draw:style-name="gr2" draw:text-style-name="P1" draw:layer="layout" svg:width="0.379cm" svg:height="0.38cm" svg:x="8.003cm" svg:y="6.516cm" svg:viewBox="0 0 380 381" svg:d="m190 381c-105 0-190-86-190-191s85-190 190-190c104 0 190 85 190 190s-86 191-190 191z">
            <text:p/>
          </draw:path>
        </draw:g>
        <draw:g>
          <draw:path draw:style-name="gr1" draw:text-style-name="P1" draw:layer="layout" svg:width="1.939cm" svg:height="1.939cm" svg:x="9.253cm" svg:y="6.218cm" svg:viewBox="0 0 1940 1940" svg:d="m1709 0h-1478c-127 0-231 104-231 231v1478c0 127 104 231 231 231h1478c127 0 231-104 231-231v-1478c0-127-104-231-231-231z">
            <text:p/>
          </draw:path>
          <draw:path draw:style-name="gr2" draw:text-style-name="P1" draw:layer="layout" svg:width="0.38cm" svg:height="0.38cm" svg:x="9.524cm" svg:y="6.489cm" svg:viewBox="0 0 381 381" svg:d="m190 0c105 0 191 85 191 190s-86 191-191 191-190-86-190-191 85-190 190-190z">
            <text:p/>
          </draw:path>
          <draw:path draw:style-name="gr2" draw:text-style-name="P1" draw:layer="layout" svg:width="0.38cm" svg:height="0.379cm" svg:x="9.524cm" svg:y="7.506cm" svg:viewBox="0 0 381 380" svg:d="m190 380c-105 0-190-86-190-190 0-105 85-190 190-190s191 85 191 190c0 104-86 190-191 190z">
            <text:p/>
          </draw:path>
          <draw:path draw:style-name="gr2" draw:text-style-name="P1" draw:layer="layout" svg:width="0.379cm" svg:height="0.379cm" svg:x="10.04cm" svg:y="7.504cm" svg:viewBox="0 0 380 380" svg:d="m189 380c-105 0-189-86-189-191s84-189 189-189 191 84 191 189-86 191-191 191z">
            <text:p/>
          </draw:path>
          <draw:path draw:style-name="gr2" draw:text-style-name="P1" draw:layer="layout" svg:width="0.379cm" svg:height="0.379cm" svg:x="10.541cm" svg:y="7.506cm" svg:viewBox="0 0 380 380" svg:d="m190 380c-105 0-190-86-190-190 0-105 85-190 190-190 104 0 190 85 190 190 0 104-86 190-190 190z">
            <text:p/>
          </draw:path>
          <draw:path draw:style-name="gr2" draw:text-style-name="P1" draw:layer="layout" svg:width="0.379cm" svg:height="0.38cm" svg:x="10.541cm" svg:y="6.489cm" svg:viewBox="0 0 380 381" svg:d="m190 381c-105 0-190-86-190-191s85-190 190-190c104 0 190 85 190 190s-86 191-190 191z">
            <text:p/>
          </draw:path>
          <draw:path draw:style-name="gr2" draw:text-style-name="P1" draw:layer="layout" svg:width="0.379cm" svg:height="0.379cm" svg:x="10.039cm" svg:y="6.487cm" svg:viewBox="0 0 380 380" svg:d="m189 380c-105 0-189-86-189-191s84-189 189-189 191 84 191 189-86 191-191 191z">
            <text:p/>
          </draw:path>
        </draw:g>
        <draw:frame draw:style-name="gr3" draw:text-style-name="P1" draw:layer="layout" svg:width="2.469cm" svg:height="2.469cm" svg:x="14.816cm" svg:y="3.227cm">
          <draw:image xlink:href="Pictures/100002010000025300000349F3DB64F4.png" xlink:type="simple" xlink:show="embed" xlink:actuate="onLoad"/>
          <draw:image xlink:href="Pictures/100012A80000522400007420B471940E.svg" xlink:type="simple" xlink:show="embed" xlink:actuate="onLoad">
            <text:p/>
          </draw:image>
        </draw:frame>
        <draw:frame draw:style-name="gr3" draw:text-style-name="P1" draw:layer="layout" svg:width="2.469cm" svg:height="2.469cm" svg:x="11.997cm" svg:y="3.245cm">
          <draw:image xlink:href="Pictures/1000020100000253000003490B6E0BB0.png" xlink:type="simple" xlink:show="embed" xlink:actuate="onLoad"/>
          <draw:image xlink:href="Pictures/100012B00000522400007420BDA694AE.svg" xlink:type="simple" xlink:show="embed" xlink:actuate="onLoad">
            <text:p/>
          </draw:image>
        </draw:frame>
        <draw:custom-shape draw:style-name="gr4" draw:text-style-name="P1" draw:layer="layout" svg:width="1.411cm" svg:height="1.411cm" svg:x="12.642cm" svg:y="6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11cm" svg:height="1.411cm" svg:x="14.612cm" svg:y="6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887cm" svg:height="1.275cm" svg:x="12.821cm" svg:y="6.747cm">
          <draw:image xlink:href="Pictures/10000201000000400000005C82D0C2DB.png" xlink:type="simple" xlink:show="embed" xlink:actuate="onLoad">
            <text:p/>
          </draw:image>
        </draw:frame>
        <draw:frame draw:style-name="gr3" draw:text-style-name="P1" draw:layer="layout" svg:width="0.887cm" svg:height="1.275cm" svg:x="14.817cm" svg:y="6.759cm">
          <draw:image xlink:href="Pictures/10000201000000400000005C82D0C2D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s" fo:country="AR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222cm" fo:page-height="21.1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5T16:19:13.659000000</meta:creation-date>
    <dc:date>2014-01-25T18:57:44.360000000</dc:date>
    <meta:editing-duration>PT41M40S</meta:editing-duration>
    <meta:editing-cycles>5</meta:editing-cycles>
    <meta:generator>LibreOffice/4.1.0.4$Windows_x86 LibreOffice_project/89ea49ddacd9aa532507cbf852f2bb22b1ace28</meta:generator>
    <meta:document-statistic meta:object-count="39"/>
  </office:meta>
</office:document-meta>
</file>